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344c" officeooo:paragraph-rsid="0019344c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eeeeee"/>
      <style:paragraph-properties fo:text-align="start"/>
    </style:style>
    <style:style style:name="P6" style:family="paragraph">
      <loext:graphic-properties draw:fill-color="#330066"/>
    </style:style>
    <style:style style:name="P7" style:family="paragraph">
      <loext:graphic-properties draw:fill-color="#cc0000"/>
      <style:paragraph-properties fo:text-align="center"/>
    </style:style>
    <style:style style:name="P8" style:family="paragraph">
      <loext:graphic-properties draw:fill-color="#eeeeee"/>
    </style:style>
    <style:style style:name="P9" style:family="paragraph">
      <style:text-properties fo:font-size="12pt"/>
    </style:style>
    <style:style style:name="P10" style:family="paragraph">
      <loext:graphic-properties draw:fill-color="#eeeeee"/>
      <style:text-properties fo:font-size="12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font-size="12pt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-color="#ffff99"/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/>
    </style:style>
    <style:style style:name="gr1" style:family="graphic">
      <style:graphic-properties draw:fill-color="#eeeeee" draw:textarea-horizontal-align="justify" draw:textarea-vertical-align="middle" draw:auto-grow-height="false" fo:min-height="3.12cm" fo:min-width="4.7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eeeeee" draw:textarea-horizontal-align="justify" draw:textarea-vertical-align="middle" draw:auto-grow-height="false" fo:min-height="6.025cm" fo:min-width="5.7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eeeeee" draw:textarea-horizontal-align="justify" draw:textarea-vertical-align="middle" draw:auto-grow-height="false" fo:min-height="6.204cm" fo:min-width="4.7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eeeee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eeeeee" draw:textarea-horizontal-align="justify" draw:textarea-vertical-align="middle" draw:auto-grow-height="false" fo:min-height="5.35cm" fo:min-width="6.5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eeeeee" draw:textarea-horizontal-align="justify" draw:textarea-vertical-align="middle" draw:auto-grow-height="false" fo:min-height="6.145cm" fo:min-width="6.1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330066" draw:textarea-horizontal-align="justify" draw:textarea-vertical-align="middle" draw:auto-grow-height="false" fo:min-height="9.857cm" fo:min-width="17.6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cc0000" draw:textarea-horizontal-align="justify" draw:textarea-vertical-align="middle" draw:auto-grow-height="false" fo:min-height="7.172cm" fo:min-width="7.1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eeeeee" draw:textarea-horizontal-align="justify" draw:textarea-vertical-align="middle" draw:auto-grow-height="false" fo:min-height="0.612cm" fo:min-width="6.1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eeeeee" draw:textarea-horizontal-align="justify" draw:textarea-vertical-align="middle" draw:auto-grow-height="false" fo:min-height="0.614cm" fo:min-width="6.1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eeeeee" draw:textarea-horizontal-align="justify" draw:textarea-vertical-align="middle" draw:auto-grow-height="false" fo:min-height="0.612cm" fo:min-width="6.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5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6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-color="#ffff99" draw:textarea-horizontal-align="justify" draw:textarea-vertical-align="middle" draw:auto-grow-height="false" fo:min-height="0.912cm" fo:min-width="7.0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fill-color="#eeeeee" draw:textarea-horizontal-align="justify" draw:textarea-vertical-align="middle" draw:auto-grow-height="false" fo:min-height="0.423cm" fo:min-width="1.30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a1" draw:style-name="gr1" draw:text-style-name="P3" svg:width="4.793cm" svg:height="3.121cm" svg:x="-0.131cm" svg:y="0.319cm"><text:p text:style-name="P2">Usuário roda a aplicação no </text:p><text:p text:style-name="P2">navegador</text:p><draw:enhanced-geometry svg:viewBox="0 0 21600 21600" draw:type="rectangle" draw:enhanced-path="M 0 0 L 21600 0 21600 21600 0 21600 0 0 Z N"/></draw:custom-shape><draw:custom-shape text:anchor-type="paragraph" draw:z-index="1" draw:name="Forma2" draw:style-name="gr2" draw:text-style-name="P3" svg:width="5.733cm" svg:height="6.026cm" svg:x="6.514cm" svg:y="0.265cm"><text:p text:style-name="P2">Aplicação faz as </text:p><text:p text:style-name="P2">Perguntas.</text:p><text:p text:style-name="P2"><text:s/>Mostra na tela </text:p><text:p text:style-name="P2">quatro alternativas </text:p><text:p text:style-name="P2">sendo uma </text:p><text:p text:style-name="P2">apenas verdadeira.</text:p><text:p text:style-name="P2">Serão apresentadas 16 perguntas </text:p><text:p text:style-name="P2">de 3 niveis; A,B,C </text:p><text:p text:style-name="P2">e pergunta final.</text:p><text:p text:style-name="P2"/><draw:enhanced-geometry svg:viewBox="0 0 21600 21600" draw:type="rectangle" draw:enhanced-path="M 0 0 L 21600 0 21600 21600 0 21600 0 0 Z N"/></draw:custom-shape><draw:custom-shape text:anchor-type="paragraph" draw:z-index="2" draw:name="Forma3" draw:style-name="gr3" draw:text-style-name="P5" svg:width="4.724cm" svg:height="6.204cm" svg:x="14.275cm" svg:y="0.205cm"><text:p text:style-name="P4"><text:span text:style-name="T1">Perguntas: </text:span></text:p><text:p text:style-name="P4">Serão 5 de nível </text:p><text:p text:style-name="P4">A = 1 mil cada.</text:p><text:p text:style-name="P4"/><text:p text:style-name="P4">Serão 5 de nível </text:p><text:p text:style-name="P4">B =10 mil cada.</text:p><text:p text:style-name="P4"/><text:p text:style-name="P4">Serão de nível</text:p><text:p text:style-name="P4">C = 100 mil cada.</text:p><text:p text:style-name="P4"/><text:p text:style-name="P4">Pergunta do milão valendo</text:p><text:p text:style-name="P4"><text:s/>1 milão.</text:p><draw:enhanced-geometry svg:viewBox="0 0 21600 21600" draw:type="rectangle" draw:enhanced-path="M 0 0 L 21600 0 21600 21600 0 21600 0 0 Z N"/></draw:custom-shape><draw:line text:anchor-type="paragraph" draw:z-index="3" draw:name="Forma4" draw:style-name="gr4" draw:text-style-name="P3" svg:x1="4.662cm" svg:y1="2.117cm" svg:x2="6.514cm" svg:y2="2.117cm"><text:p/></draw:line><draw:line text:anchor-type="paragraph" draw:z-index="4" draw:name="Forma5" draw:style-name="gr4" draw:text-style-name="P3" svg:x1="12.247cm" svg:y1="3.409cm" svg:x2="14.274cm" svg:y2="3.381cm"><text:p/></draw:line><draw:custom-shape text:anchor-type="paragraph" draw:z-index="5" draw:name="Forma6" draw:style-name="gr5" draw:text-style-name="P5" svg:width="6.585cm" svg:height="5.351cm" svg:x="10.601cm" svg:y="8.497cm"><text:p text:style-name="P4"><text:span text:style-name="T1">Pontuação:</text:span></text:p><text:p text:style-name="P4">*Se parar em alguma pergunta</text:p><text:p text:style-name="P4"><text:s/>receberá o premio acumulado menos</text:p><text:p text:style-name="P4"><text:s/>o valor da pergunta atual.</text:p><text:p text:style-name="P4">*Se responder e errar, recebe a </text:p><text:p text:style-name="P4">metade do valor acumulado.</text:p><text:p text:style-name="P4">*Ultima pergunta arrisca tudo, </text:p><text:p text:style-name="P4">caso você responda e erre perde </text:p><text:p text:style-name="P4">tudo, ou caso acerte valor de 1 milhão.</text:p><draw:enhanced-geometry svg:viewBox="0 0 21600 21600" draw:type="rectangle" draw:enhanced-path="M 0 0 L 21600 0 21600 21600 0 21600 0 0 Z N"/></draw:custom-shape><draw:custom-shape text:anchor-type="paragraph" draw:z-index="6" draw:name="Forma8" draw:style-name="gr6" draw:text-style-name="P3" svg:width="6.146cm" svg:height="6.146cm" svg:x="0.429cm" svg:y="8.29cm"><text:p text:style-name="P2">OBS:</text:p><text:p text:style-name="P2">Da quinta para a sexta pergunta, </text:p><text:p text:style-name="P2">caso acerte recebe 10 mil.</text:p><text:p text:style-name="P2">Da décima para décima primeira</text:p><text:p text:style-name="P2"><text:s/>recebe 100mil.</text:p><text:p text:style-name="P2">Então da décima quinta </text:p><text:p text:style-name="P2">para décima sexta 1 milhão. </text:p><draw:enhanced-geometry svg:viewBox="0 0 21600 21600" draw:type="rectangle" draw:enhanced-path="M 0 0 L 21600 0 21600 21600 0 21600 0 0 Z N"/></draw:custom-shape><draw:line text:anchor-type="paragraph" draw:z-index="7" draw:name="Forma9" draw:style-name="gr4" draw:text-style-name="P3" svg:x1="10.455cm" svg:y1="11.465cm" svg:x2="6.574cm" svg:y2="11.495cm"><text:p/></draw:line><draw:line text:anchor-type="paragraph" draw:z-index="8" draw:name="Forma10" draw:style-name="gr4" draw:text-style-name="P3" svg:x1="3.251cm" svg:y1="8.29cm" svg:x2="3.251cm" svg:y2="5.173cm"><text:p/></draw:line><draw:line text:anchor-type="paragraph" draw:z-index="9" draw:name="Forma11" draw:style-name="gr4" draw:text-style-name="P3" svg:x1="3.251cm" svg:y1="5.173cm" svg:x2="6.514cm" svg:y2="5.173cm"><text:p/></draw:line><draw:line text:anchor-type="paragraph" draw:z-index="10" draw:name="Forma7" draw:style-name="gr4" draw:text-style-name="P3" svg:x1="15.716cm" svg:y1="8.496cm" svg:x2="15.716cm" svg:y2="6.408cm"><text:p/></draw:line><draw:custom-shape text:anchor-type="paragraph" draw:z-index="11" draw:name="Forma17" draw:style-name="gr7" draw:text-style-name="P6" svg:width="17.698cm" svg:height="9.857cm" svg:x="-0.011cm" svg:y="15.935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" draw:name="Forma12" draw:style-name="gr8" draw:text-style-name="P7" svg:width="7.173cm" svg:height="7.173cm" svg:x="5.221cm" svg:y="16.288cm"><text:p text:style-name="P2">a</text:p><draw:enhanced-geometry svg:viewBox="0 0 21600 21600" draw:type="rectangle" draw:enhanced-path="M 0 0 L 21600 0 21600 21600 0 21600 0 0 Z N"/></draw:custom-shape><draw:custom-shape text:anchor-type="paragraph" draw:z-index="13" draw:name="Forma13" draw:style-name="gr9" draw:text-style-name="P8" svg:width="6.173cm" svg:height="0.676cm" svg:x="5.761cm" svg:y="18.586cm"><text:p>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Forma13" draw:style-name="gr10" draw:text-style-name="P10" svg:width="6.203cm" svg:height="0.678cm" svg:x="5.761cm" svg:y="19.528cm"><text:p text:style-name="P9">2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Forma13" draw:style-name="gr10" draw:text-style-name="P10" svg:width="6.203cm" svg:height="0.678cm" svg:x="5.733cm" svg:y="20.44cm"><text:p text:style-name="P9">3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Forma13" draw:style-name="gr11" draw:text-style-name="P8" svg:width="6.084cm" svg:height="0.676cm" svg:x="5.791cm" svg:y="21.352cm"><text:p>4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7" draw:name="Forma14" draw:style-name="gr12" draw:text-style-name="P11" svg:width="4.44cm" svg:height="0.558cm" svg:x="5.927cm" svg:y="16.635cm"><draw:text-box><text:p>Numero da pergunta</text:p></draw:text-box></draw:frame><draw:frame text:anchor-type="paragraph" draw:z-index="18" draw:name="Forma15" draw:style-name="gr13" draw:text-style-name="P12" svg:width="6.026cm" svg:height="0.676cm" svg:x="5.81cm" svg:y="17.491cm"><draw:text-box><text:p><text:span text:style-name="T1">Texto da pergunta</text:span></text:p></draw:text-box></draw:frame><draw:frame text:anchor-type="paragraph" draw:z-index="19" draw:name="Forma16" draw:style-name="gr14" draw:text-style-name="P13" svg:width="5.028cm" svg:height="0.489cm" svg:x="6.396cm" svg:y="22.4cm"><draw:text-box><text:p text:style-name="P2"><text:span text:style-name="T2">Valor acumulado</text:span></text:p></draw:text-box></draw:frame><draw:custom-shape text:anchor-type="paragraph" draw:z-index="20" draw:name="Forma13" draw:style-name="gr15" draw:text-style-name="P15" svg:width="7.173cm" svg:height="1.008cm" svg:x="5.232cm" svg:y="23.996cm"><text:p text:style-name="P14"><text:span text:style-name="T1">Prémio fina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1" draw:name="Forma18" draw:style-name="gr16" draw:text-style-name="P16" svg:x1="5.927cm" svg:y1="17.253cm" svg:x2="11.894cm" svg:y2="17.244cm"><text:p/></draw:line><draw:line text:anchor-type="paragraph" draw:z-index="22" draw:name="Forma18" draw:style-name="gr16" draw:text-style-name="P16" svg:x1="5.808cm" svg:y1="22.308cm" svg:x2="11.775cm" svg:y2="22.299cm"><text:p/></draw:line><draw:custom-shape text:anchor-type="paragraph" draw:z-index="23" draw:name="Forma19" draw:style-name="gr17" draw:text-style-name="P3" svg:width="1.354cm" svg:height="0.47cm" svg:x="5.72cm" svg:y="22.722cm"><text:p text:style-name="P2">nex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name="Forma19" draw:style-name="gr17" draw:text-style-name="P3" svg:width="1.354cm" svg:height="0.47cm" svg:x="10.691cm" svg:y="22.724cm"><text:p text:style-name="P2">sto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5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21:30:19.879000000</meta:creation-date>
    <dc:date>2020-07-06T22:17:19.797000000</dc:date>
    <meta:editing-duration>PT3M19S</meta:editing-duration>
    <meta:editing-cycles>1</meta:editing-cycles>
    <meta:document-statistic meta:table-count="0" meta:image-count="0" meta:object-count="0" meta:page-count="1" meta:paragraph-count="1" meta:word-count="0" meta:character-count="53" meta:non-whitespace-character-count="0"/>
    <meta:generator>LibreOffice/6.1.3.2$Windows_X86_64 LibreOffice_project/86daf60bf00efa86ad547e59e09d6bb77c699acb</meta:generator>
  </office:meta>
</office:document-meta>
</file>